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9cm"/>
    </style:style>
    <style:style style:name="co2" style:family="table-column">
      <style:table-column-properties fo:break-before="auto" style:column-width="4.036cm"/>
    </style:style>
    <style:style style:name="co3" style:family="table-column">
      <style:table-column-properties fo:break-before="auto" style:column-width="4.228cm"/>
    </style:style>
    <style:style style:name="co4" style:family="table-column">
      <style:table-column-properties fo:break-before="auto" style:column-width="3.748cm"/>
    </style:style>
    <style:style style:name="co5" style:family="table-column">
      <style:table-column-properties fo:break-before="auto" style:column-width="4.42cm"/>
    </style:style>
    <style:style style:name="co6" style:family="table-column">
      <style:table-column-properties fo:break-before="auto" style:column-width="4.581cm"/>
    </style:style>
    <style:style style:name="co7" style:family="table-column">
      <style:table-column-properties fo:break-before="auto" style:column-width="4.101cm"/>
    </style:style>
    <style:style style:name="co8" style:family="table-column">
      <style:table-column-properties fo:break-before="auto" style:column-width="4.452cm"/>
    </style:style>
    <style:style style:name="co9" style:family="table-column">
      <style:table-column-properties fo:break-before="auto" style:column-width="4.292cm"/>
    </style:style>
    <style:style style:name="co10" style:family="table-column">
      <style:table-column-properties fo:break-before="auto" style:column-width="4.357cm"/>
    </style:style>
    <style:style style:name="co11" style:family="table-column">
      <style:table-column-properties fo:break-before="auto" style:column-width="4.819cm"/>
    </style:style>
    <style:style style:name="co12" style:family="table-column">
      <style:table-column-properties fo:break-before="auto" style:column-width="4.771cm"/>
    </style:style>
    <style:style style:name="co13" style:family="table-column">
      <style:table-column-properties fo:break-before="auto" style:column-width="1.358cm"/>
    </style:style>
    <style:style style:name="co14" style:family="table-column">
      <style:table-column-properties fo:break-before="auto" style:column-width="4.523cm"/>
    </style:style>
    <style:style style:name="co15" style:family="table-column">
      <style:table-column-properties fo:break-before="auto" style:column-width="5.272cm"/>
    </style:style>
    <style:style style:name="co16" style:family="table-column">
      <style:table-column-properties fo:break-before="auto" style:column-width="0.642cm"/>
    </style:style>
    <style:style style:name="co17" style:family="table-column">
      <style:table-column-properties fo:break-before="auto" style:column-width="3.854cm"/>
    </style:style>
    <style:style style:name="co18" style:family="table-column">
      <style:table-column-properties fo:break-before="auto" style:column-width="0.704cm"/>
    </style:style>
    <style:style style:name="co19" style:family="table-column">
      <style:table-column-properties fo:break-before="auto" style:column-width="3.928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4.773cm"/>
    </style:style>
    <style:style style:name="co22" style:family="table-column">
      <style:table-column-properties fo:break-before="auto" style:column-width="4.965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974cm" fo:break-before="auto" style:use-optimal-row-height="false"/>
    </style:style>
    <style:style style:name="ro4" style:family="table-row">
      <style:table-row-properties style:row-height="1.737cm" fo:break-before="auto" style:use-optimal-row-height="false"/>
    </style:style>
    <style:style style:name="ro5" style:family="table-row">
      <style:table-row-properties style:row-height="1.857cm" fo:break-before="auto" style:use-optimal-row-height="false"/>
    </style:style>
    <style:style style:name="ro6" style:family="table-row">
      <style:table-row-properties style:row-height="1.912cm" fo:break-before="auto" style:use-optimal-row-height="false"/>
    </style:style>
    <style:style style:name="ro7" style:family="table-row">
      <style:table-row-properties style:row-height="1.789cm" fo:break-before="auto" style:use-optimal-row-height="false"/>
    </style:style>
    <style:style style:name="ro8" style:family="table-row">
      <style:table-row-properties style:row-height="1.69cm" fo:break-before="auto" style:use-optimal-row-height="false"/>
    </style:style>
    <style:style style:name="ro9" style:family="table-row">
      <style:table-row-properties style:row-height="1.889cm" fo:break-before="auto" style:use-optimal-row-height="false"/>
    </style:style>
    <style:style style:name="ro10" style:family="table-row">
      <style:table-row-properties style:row-height="1.579cm" fo:break-before="auto" style:use-optimal-row-height="false"/>
    </style:style>
    <style:style style:name="ro11" style:family="table-row">
      <style:table-row-properties style:row-height="1.207cm" fo:break-before="auto" style:use-optimal-row-height="false"/>
    </style:style>
    <style:style style:name="ro12" style:family="table-row">
      <style:table-row-properties style:row-height="2.743cm" fo:break-before="auto" style:use-optimal-row-height="false"/>
    </style:style>
    <style:style style:name="ro13" style:family="table-row">
      <style:table-row-properties style:row-height="2.133cm" fo:break-before="auto" style:use-optimal-row-height="false"/>
    </style:style>
    <style:style style:name="ro14" style:family="table-row">
      <style:table-row-properties style:row-height="1.3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2.49pt solid #000000" style:vertical-align="middl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2.49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Courier New" fo:font-size="9pt" style:font-size-asian="9pt" style:font-size-complex="9pt"/>
    </style:style>
    <style:style style:name="ce10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Courier New" fo:font-size="9pt" style:font-size-asian="9pt" style:font-size-complex="9pt"/>
    </style:style>
    <style:style style:name="ce7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0.06pt solid #000000" style:vertical-align="middle"/>
      <style:paragraph-properties fo:text-align="center" fo:margin-left="0cm"/>
      <style:text-properties style:font-name="Courier New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urier New" fo:font-size="9pt" style:font-size-asian="9pt" style:font-size-complex="9pt"/>
    </style:style>
    <style:style style:name="ce31" style:family="table-cell" style:parent-style-name="Default">
      <style:table-cell-properties fo:border-bottom="none" fo:background-color="#cccccc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2.49pt solid #000000" fo:background-color="#cccccc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style:font-name="Courier New" fo:font-size="9pt" style:font-size-asian="9pt" style:font-size-complex="9pt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000000" style:font-name="Courier New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Courier New" fo:font-size="9pt" style:font-size-asian="9pt" style:font-size-complex="9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Courier New" fo:font-size="9pt" style:font-size-asian="9pt" style:font-size-complex="9pt"/>
    </style:style>
    <style:style style:name="ce52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Courier New" fo:font-size="9pt" style:font-size-asian="9pt" style:font-size-complex="9pt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Courier New"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fo:border-bottom="0.06pt solid #000000" fo:background-color="#ffffff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Courier New" fo:font-size="9pt" style:font-size-asian="9pt" style:font-size-complex="9pt"/>
    </style:style>
    <style:style style:name="ce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Courier New" fo:font-size="9pt" style:font-size-asian="9pt" style:font-size-complex="9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New"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e6e6e6" style:font-name="Courier New" fo:font-size="9pt" style:font-size-asian="9pt" style:font-size-complex="9pt"/>
    </style:style>
    <style:style style:name="ce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000000" style:font-name="Courier New"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color="#000000" style:font-name="Courier New" fo:font-size="9pt" style:font-size-asian="9pt" style:font-size-complex="9pt"/>
    </style:style>
    <style:style style:name="ce50" style:family="table-cell" style:parent-style-name="Default">
      <style:table-cell-properties fo:background-color="#cccccc" style:text-align-source="fix" style:repeat-content="false" fo:border="2.49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8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Courier New" fo:font-size="9pt" style:font-size-asian="9pt" style:font-size-complex="9pt"/>
    </style:style>
    <style:style style:name="ce54" style:family="table-cell" style:parent-style-name="Default">
      <style:table-cell-properties fo:border-bottom="0.06pt solid #000000" fo:background-color="#ffffff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Courier New" fo:font-size="9pt" style:font-size-asian="9pt" style:font-size-complex="9pt"/>
    </style:style>
    <style:style style:name="ce70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0.06pt solid #000000" style:vertical-align="middle"/>
      <style:paragraph-properties fo:text-align="center" fo:margin-left="0cm"/>
      <style:text-properties fo:color="#ff0000" style:font-name="Courier New"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0.06pt solid #000000" style:vertical-align="middle"/>
      <style:paragraph-properties fo:text-align="center" fo:margin-left="0cm"/>
      <style:text-properties fo:color="#000000" style:font-name="Courier New" fo:font-size="9pt" fo:font-weight="normal" style:font-size-asian="9pt" style:font-weight-asian="normal" style:font-size-complex="9pt" style:font-weight-complex="normal"/>
    </style:style>
    <style:style style:name="ce75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2.49pt solid #000000" fo:border-top="0.06pt solid #000000" style:vertical-align="middle"/>
      <style:paragraph-properties fo:text-align="center" fo:margin-left="0cm"/>
      <style:text-properties fo:color="#000000" style:font-name="Courier New" fo:font-size="9pt" fo:font-weight="normal" style:font-size-asian="9pt" style:font-weight-asian="normal" style:font-size-complex="9pt" style:font-weight-complex="normal"/>
    </style:style>
    <style:style style:name="ce77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2.49pt solid #000000" fo:border-top="0.06pt solid #000000" style:vertical-align="middle"/>
      <style:paragraph-properties fo:text-align="center" fo:margin-left="0cm"/>
      <style:text-properties style:font-name="Courier New" fo:font-size="9pt" style:font-size-asian="9pt" style:font-size-complex="9pt"/>
    </style:style>
    <style:style style:name="ce72" style:family="table-cell" style:parent-style-name="Default">
      <style:table-cell-properties fo:border-bottom="none" fo:border-left="2.49pt solid #000000" fo:border-right="2.49pt solid #000000" fo:border-top="none"/>
    </style:style>
    <style:style style:name="ce3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color="#ff0000" style:font-name="Courier New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-bottom="none" fo:background-color="#e6e6e6" style:text-align-source="fix" style:repeat-content="false" fo:border-left="2.49pt solid #000000" fo:border-right="2.49pt solid #000000" fo:border-top="none" style:vertical-align="middle"/>
      <style:paragraph-properties fo:text-align="center" fo:margin-left="0cm"/>
      <style:text-properties style:font-name="Courier New" fo:font-size="9pt" style:font-size-asian="9pt" style:font-size-complex="9pt"/>
    </style:style>
    <style:style style:name="ce35" style:family="table-cell" style:parent-style-name="Default">
      <style:table-cell-properties fo:border-bottom="2.49pt solid #000000" fo:background-color="#e6e6e6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Courier New" fo:font-size="9pt" style:font-size-asian="9pt" style:font-size-complex="9pt"/>
    </style:style>
    <style:style style:name="T1" style:family="text">
      <style:text-properties fo:font-size="12pt" fo:font-weight="bold" style:font-size-asian="12pt" style:font-size-complex="12pt" style:font-weight-asian="bold" style:font-weight-complex="bold"/>
    </style:style>
    <style:style style:name="T2" style:family="text">
      <style:text-properties fo:font-size="12pt" fo:font-weight="bold" style:font-size-asian="12pt" style:font-size-complex="12pt" style:font-weight-asian="bold" style:font-weight-complex="bold" fo:color="#6666ff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/>
    </style:style>
    <style:style style:name="T5" style:family="text">
      <style:text-properties fo:color="#ff3333"/>
    </style:style>
    <style:style style:name="T6" style:family="text">
      <style:text-properties style:font-name="Arial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 fo:color="#ff3333"/>
    </style:style>
    <style:style style:name="T8" style:family="text">
      <style:text-properties style:font-name="Courier New"/>
    </style:style>
    <style:style style:name="T9" style:family="text">
      <style:text-properties style:font-name="Courier New" fo:color="#00ae00"/>
    </style:style>
    <style:style style:name="T10" style:family="text">
      <style:text-properties fo:color="#3333ff" style:font-name="Courier New"/>
    </style:style>
    <style:style style:name="T11" style:family="text">
      <style:text-properties fo:color="#ff0000" style:font-name="Courier New" fo:font-weight="bold" style:font-weight-asian="bold" style:font-weight-complex="bold"/>
    </style:style>
    <style:style style:name="T12" style:family="text">
      <style:text-properties fo:color="#000000" style:font-name="Courier New" fo:font-weight="normal" style:font-weight-asian="normal" style:font-weight-complex="normal"/>
    </style:style>
    <style:style style:name="T13" style:family="text">
      <style:text-properties style:font-name="Courier New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Courier New" fo:font-weight="bold" style:font-weight-asian="bold" style:font-weight-complex="bold" style:text-underline-style="solid" style:text-underline-width="auto" style:text-underline-color="font-color"/>
    </style:style>
    <style:style style:name="T15" style:family="text">
      <style:text-properties style:font-name="Courier New" fo:font-weight="bold" style:font-weight-asian="bold" style:font-weight-complex="bold" style:text-underline-style="solid" style:text-underline-width="auto" style:text-underline-color="font-color" fo:color="#ff0000"/>
    </style:style>
    <style:style style:name="T16" style:family="text">
      <style:text-properties fo:color="#ff0000" fo:font-weight="bold" style:font-weight-asian="bold" style:font-weight-complex="bold"/>
    </style:style>
    <style:style style:name="T17" style:family="text">
      <style:text-properties fo:color="#000000" style:font-name="Courier New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Courier New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fo:color="#00ae00"/>
    </style:style>
    <style:style style:name="T19" style:family="text">
      <style:text-properties style:font-name="Courier New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fo:color="#3333ff" style:font-name="Courier New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23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3333"/>
    </style:style>
    <style:style style:name="T24" style:family="text">
      <style:text-properties style:font-name="Courier New" fo:color="#33cc66" fo:font-weight="bold" style:font-weight-asian="bold" style:font-weight-complex="bold"/>
    </style:style>
    <style:style style:name="T25" style:family="text">
      <style:text-properties fo:color="#33cc66" fo:font-weight="bold" style:font-weight-asian="bold" style:font-weight-complex="bold"/>
    </style:style>
    <style:style style:name="T26" style:family="text">
      <style:text-properties fo:color="#ff0000" style:font-name="Courier New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color="#000000" style:font-name="Courier New" fo:font-size="9pt" fo:font-weight="bold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28" style:family="text">
      <style:text-properties style:font-name="Courier New" fo:font-size="9pt" fo:font-weight="bold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 fo:color="#ff0000"/>
    </style:style>
    <style:style style:name="T29" style:family="text">
      <style:text-properties fo:color="#000000" style:font-name="Courier New" fo:font-style="normal" style:font-style-asian="normal" style:font-style-complex="normal"/>
    </style:style>
    <style:style style:name="T30" style:family="text">
      <style:text-properties fo:color="#000000" style:font-name="Courier New" fo:font-size="9pt" fo:font-weight="normal" style:text-underline-style="none" style:text-underline-color="font-color" style:text-line-through-type="none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1" style:family="text">
      <style:text-properties style:font-name="Courier New" fo:font-size="9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9pt" style:font-size-complex="9pt" style:font-style-asian="normal" style:font-style-complex="normal" style:text-emphasize="none" style:font-relief="none" style:text-overline-style="none" style:text-overline-color="font-color" fo:color="#33cc66" fo:font-weight="bold" style:font-weight-asian="bold" style:font-weight-complex="bold"/>
    </style:style>
    <style:style style:name="T32" style:family="text">
      <style:text-properties style:font-name="Courier New" fo:font-size="9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9pt" style:font-size-complex="9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3" style:family="text">
      <style:text-properties fo:color="#000000" style:font-name="Courier New" fo:font-size="9pt" fo:font-weight="normal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none" style:text-underline-color="font-color"/>
    </style:style>
    <style:style style:name="T34" style:family="text">
      <style:text-properties style:font-name="Courier New" fo:font-size="9pt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9pt" style:font-size-complex="9pt" style:font-style-asian="normal" style:font-style-complex="normal" style:text-emphasize="none" style:font-relief="none" style:text-overline-style="none" style:text-overline-color="font-color" style:text-underline-style="none" style:text-underline-color="font-color" fo:color="#33cc66" fo:font-weight="bold" style:font-weight-asian="bold" style:font-weight-complex="bold"/>
    </style:style>
    <style:style style:name="T35" style:family="text">
      <style:text-properties style:font-name="Courier New" fo:font-size="9pt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9pt" style:font-size-complex="9pt" style:font-style-asian="normal" style:font-style-complex="normal" style:text-emphasize="none" style:font-relief="none" style:text-overline-style="none" style:text-overline-color="font-color" style:text-underline-style="none" style:text-underline-color="font-color" fo:color="#000000" fo:font-weight="normal" style:font-weight-asian="normal" style:font-weight-complex="normal"/>
    </style:style>
    <style:style style:name="T36" style:family="text">
      <style:text-properties fo:color="#000000" fo:font-weight="normal" style:font-weight-asian="normal" style:font-weight-complex="normal"/>
    </style:style>
    <style:style style:name="T37" style:family="text">
      <style:text-properties style:font-name="Courier New" fo:color="#000000" fo:font-weight="normal" style:font-weight-asian="normal" style:font-weight-complex="normal"/>
    </style:style>
    <style:style style:name="T38" style:family="text">
      <style:text-properties style:font-name="Courier New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Courier New" fo:font-weight="normal" style:font-weight-asian="normal" style:font-weight-complex="normal" fo:color="#00ae00"/>
    </style:style>
    <style:style style:name="T40" style:family="text">
      <style:text-properties style:font-name="Courier New" fo:font-weight="normal" style:font-weight-asian="normal" style:font-weight-complex="normal" fo:color="#000000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color="#3333ff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Courier New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fo:color="#3333ff"/>
    </style:style>
    <style:style style:name="T44" style:family="text">
      <style:text-properties fo:color="#000000" style:font-name="Courier New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MDs" table:style-name="ta1" table:print="false"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24"/>
        <table:table-column table:style-name="co8" table:default-cell-style-name="ce11"/>
        <table:table-column table:style-name="co3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State</text:p>
          </table:table-cell>
          <table:table-cell table:style-name="ce23" office:value-type="string" calcext:value-type="string" table:number-columns-spanned="3" table:number-rows-spanned="1">
            <text:p>SRC Register direct R: <text:span text:style-name="T4">am(2:1)=</text:span><text:span text:style-name="T5">00</text:span></text:p>
          </table:table-cell>
          <table:covered-table-cell table:number-columns-repeated="2" table:style-name="ce31"/>
          <table:table-cell table:style-name="ce23" office:value-type="string" calcext:value-type="string" table:number-columns-spanned="3" table:number-rows-spanned="1">
            <text:p><text:span text:style-name="T21">SRC Indexed [R+n]: </text:span><text:span text:style-name="T22">am(2:1)=</text:span><text:span text:style-name="T23">01</text:span></text:p>
          </table:table-cell>
          <table:covered-table-cell table:number-columns-repeated="2" table:style-name="ce31"/>
          <table:table-cell table:style-name="ce23" office:value-type="string" calcext:value-type="string" table:number-columns-spanned="3" table:number-rows-spanned="1">
            <text:p><text:span text:style-name="T21">SRC Indirect [R]: </text:span><text:span text:style-name="T22">am(2:1)=</text:span><text:span text:style-name="T5">10</text:span></text:p>
          </table:table-cell>
          <table:covered-table-cell table:number-columns-repeated="2" table:style-name="ce31"/>
          <table:table-cell table:style-name="ce23" office:value-type="string" calcext:value-type="string" table:number-columns-spanned="3" table:number-rows-spanned="1">
            <text:p><text:span text:style-name="T21">SRC Indirect auto inc [R++]: </text:span><text:span text:style-name="T22">am(2:1)=</text:span><text:span text:style-name="T5">11</text:span></text:p>
          </table:table-cell>
          <table:covered-table-cell table:number-columns-repeated="2" table:style-name="ce31"/>
          <table:table-cell table:style-name="ce50" office:value-type="string" calcext:value-type="string" table:number-columns-spanned="1" table:number-rows-spanned="3">
            <text:p>State</text:p>
          </table:table-cell>
          <table:table-cell table:style-name="ce50" office:value-type="string" calcext:value-type="string" table:number-columns-spanned="1" table:number-rows-spanned="3">
            <text:p>CALL</text:p>
          </table:table-cell>
          <table:table-cell table:style-name="ce50" office:value-type="string" calcext:value-type="string" table:number-columns-spanned="1" table:number-rows-spanned="3">
            <text:p>PUSH</text:p>
          </table:table-cell>
          <table:table-cell/>
          <table:table-cell table:style-name="ce50" office:value-type="string" calcext:value-type="string" table:number-columns-spanned="1" table:number-rows-spanned="3">
            <text:p>RETI</text:p>
          </table:table-cell>
          <table:table-cell/>
          <table:table-cell table:style-name="ce50" office:value-type="string" calcext:value-type="string" table:number-columns-spanned="1" table:number-rows-spanned="3">
            <text:p>IRQ (HW)</text:p>
          </table:table-cell>
          <table:table-cell table:number-columns-repeated="4"/>
        </table:table-row>
        <table:table-row table:style-name="ro1">
          <table:covered-table-cell table:style-name="ce1"/>
          <table:table-cell table:style-name="ce23" office:value-type="string" calcext:value-type="string" table:number-columns-spanned="2" table:number-rows-spanned="1">
            <text:p>am(3)=<text:span text:style-name="T5">1</text:span></text:p>
          </table:table-cell>
          <table:covered-table-cell table:style-name="ce31"/>
          <table:table-cell table:style-name="ce31" office:value-type="string" calcext:value-type="string">
            <text:p>am(3)=<text:span text:style-name="T5">0</text:span></text:p>
          </table:table-cell>
          <table:table-cell table:style-name="ce23" office:value-type="string" calcext:value-type="string" table:number-columns-spanned="2" table:number-rows-spanned="1">
            <text:p>am(3)=<text:span text:style-name="T5">1</text:span></text:p>
          </table:table-cell>
          <table:covered-table-cell table:style-name="ce31"/>
          <table:table-cell table:style-name="ce31" office:value-type="string" calcext:value-type="string">
            <text:p>am(3)=<text:span text:style-name="T5">0</text:span></text:p>
          </table:table-cell>
          <table:table-cell table:style-name="ce23" office:value-type="string" calcext:value-type="string" table:number-columns-spanned="2" table:number-rows-spanned="1">
            <text:p>am(3)=<text:span text:style-name="T5">1</text:span></text:p>
          </table:table-cell>
          <table:covered-table-cell table:style-name="ce31"/>
          <table:table-cell table:style-name="ce31" office:value-type="string" calcext:value-type="string">
            <text:p>am(3)=<text:span text:style-name="T5">0</text:span></text:p>
          </table:table-cell>
          <table:table-cell table:style-name="ce23" office:value-type="string" calcext:value-type="string" table:number-columns-spanned="2" table:number-rows-spanned="1">
            <text:p>am(3)=<text:span text:style-name="T5">1</text:span></text:p>
          </table:table-cell>
          <table:covered-table-cell table:style-name="ce31"/>
          <table:table-cell table:style-name="ce31" office:value-type="string" calcext:value-type="string">
            <text:p>am(3)=<text:span text:style-name="T5">0</text:span></text:p>
          </table:table-cell>
          <table:covered-table-cell table:number-columns-repeated="3" table:style-name="ce50"/>
          <table:table-cell/>
          <table:covered-table-cell table:style-name="ce50"/>
          <table:table-cell/>
          <table:covered-table-cell table:style-name="ce50"/>
          <table:table-cell table:number-columns-repeated="4"/>
        </table:table-row>
        <table:table-row table:style-name="ro2">
          <table:covered-table-cell table:style-name="ce18"/>
          <table:table-cell table:style-name="ce8" office:value-type="string" calcext:value-type="string">
            <text:p><text:span text:style-name="T6">DST Reg direct: am(0)=</text:span><text:span text:style-name="T7">0</text:span></text:p>
          </table:table-cell>
          <table:table-cell table:style-name="ce13" office:value-type="string" calcext:value-type="string">
            <text:p><text:span text:style-name="T6">DST indexed: am(0)=</text:span><text:span text:style-name="T7">1</text:span></text:p>
          </table:table-cell>
          <table:table-cell table:style-name="ce13" office:value-type="string" calcext:value-type="string">
            <text:p>SINGLE (DST == SRC)</text:p>
          </table:table-cell>
          <table:table-cell table:style-name="ce8" office:value-type="string" calcext:value-type="string">
            <text:p><text:span text:style-name="T6">DST Reg direct: am(0)=</text:span><text:span text:style-name="T7">0</text:span></text:p>
          </table:table-cell>
          <table:table-cell table:style-name="ce13" office:value-type="string" calcext:value-type="string">
            <text:p><text:span text:style-name="T6">DST indexed: am(0)=</text:span><text:span text:style-name="T7">1</text:span></text:p>
          </table:table-cell>
          <table:table-cell table:style-name="ce13" office:value-type="string" calcext:value-type="string">
            <text:p>SINGLE (DST == SRC)</text:p>
          </table:table-cell>
          <table:table-cell table:style-name="ce8" office:value-type="string" calcext:value-type="string">
            <text:p><text:span text:style-name="T6">DST Reg direct: am(0)=</text:span><text:span text:style-name="T7">0</text:span></text:p>
          </table:table-cell>
          <table:table-cell table:style-name="ce13" office:value-type="string" calcext:value-type="string">
            <text:p><text:span text:style-name="T6">DST indexed: am(0)=</text:span><text:span text:style-name="T7">1</text:span></text:p>
          </table:table-cell>
          <table:table-cell table:style-name="ce13" office:value-type="string" calcext:value-type="string">
            <text:p>SINGLE (DST == SRC)</text:p>
          </table:table-cell>
          <table:table-cell table:style-name="ce8" office:value-type="string" calcext:value-type="string">
            <text:p><text:span text:style-name="T6">DST Reg direct: am(0)=</text:span><text:span text:style-name="T7">0</text:span></text:p>
          </table:table-cell>
          <table:table-cell table:style-name="ce13" office:value-type="string" calcext:value-type="string">
            <text:p><text:span text:style-name="T6">DST indexed: am(0)=</text:span><text:span text:style-name="T7">1</text:span></text:p>
          </table:table-cell>
          <table:table-cell table:style-name="ce13" office:value-type="string" calcext:value-type="string">
            <text:p>SINGLE (DST == SRC)</text:p>
          </table:table-cell>
          <table:covered-table-cell table:style-name="ce18"/>
          <table:covered-table-cell table:number-columns-repeated="2" table:style-name="ce59"/>
          <table:table-cell/>
          <table:covered-table-cell table:style-name="ce59"/>
          <table:table-cell/>
          <table:covered-table-cell table:style-name="ce72"/>
          <table:table-cell table:number-columns-repeated="4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9" office:value-type="string" calcext:value-type="string">
            <text:p><text:span text:style-name="T8">RF(</text:span><text:span text:style-name="T9">SRC</text:span><text:span text:style-name="T8">) → OpA;</text:span></text:p>
            <text:p><text:span text:style-name="T10">check_pushcall;</text:span></text:p>
            <text:p><text:span text:style-name="T11">=&gt; 3</text:span></text:p>
          </table:table-cell>
          <table:table-cell table:style-name="ce16" office:value-type="string" calcext:value-type="string">
            <text:p><text:span text:style-name="T8">RF(PC) → MEM.ADDR;</text:span></text:p>
            <text:p><text:span text:style-name="T8">MEM.RD(fast);</text:span></text:p>
            <text:p><text:span text:style-name="T8">PC+2 → PC;</text:span></text:p>
            <text:p><text:span text:style-name="T11">=&gt; 3</text:span></text:p>
          </table:table-cell>
          <table:table-cell table:style-name="ce19" office:value-type="string" calcext:value-type="string">
            <text:p><text:span text:style-name="T17">RF(</text:span><text:span text:style-name="T18">SRC</text:span><text:span text:style-name="T19">) → OpA;</text:span></text:p>
            <text:p><text:span text:style-name="T20">check_pushcall;</text:span></text:p>
            <text:p><text:span text:style-name="T11">=&gt; 6</text:span></text:p>
          </table:table-cell>
          <table:table-cell table:style-name="ce52" office:value-type="string" calcext:value-type="string">
            <text:p><text:span text:style-name="T12">RF(PC) → MEM.ADDR;</text:span></text:p>
            <text:p>MEM.RD(fast);</text:p>
            <text:p>PC+2 → PC;</text:p>
            <text:p><text:span text:style-name="T16">=&gt; 2</text:span></text:p>
          </table:table-cell>
          <table:table-cell table:style-name="ce16" office:value-type="string" calcext:value-type="string">
            <text:p>RF(PC) → MAR;</text:p>
            <text:p>MEM.RD;</text:p>
            <text:p>PC+2 → PC;</text:p>
            <text:p><text:span text:style-name="T16">=&gt; 1</text:span></text:p>
          </table:table-cell>
          <table:table-cell table:style-name="ce19" office:value-type="string" calcext:value-type="string">
            <text:p><text:span text:style-name="T12">RF(PC) → MEM.ADDR;</text:span></text:p>
            <text:p>MEM.RD(fast);</text:p>
            <text:p>PC+2 → PC;</text:p>
            <text:p><text:span text:style-name="T16">=&gt; 2</text:span></text:p>
          </table:table-cell>
          <table:table-cell table:style-name="ce52" office:value-type="string" calcext:value-type="string">
            <text:p><text:span text:style-name="T17">RF(</text:span><text:span text:style-name="T31">SRC</text:span><text:span text:style-name="T32">) → MEM.ADDR;</text:span></text:p>
            <text:p><text:span text:style-name="T33">RF(</text:span><text:span text:style-name="T34">SRC</text:span><text:span text:style-name="T35">) → MAR;</text:span></text:p>
            <text:p><text:span text:style-name="T12">MEM.RD(fast);</text:span></text:p>
            <text:p><text:span text:style-name="T11">=&gt; 1</text:span></text:p>
          </table:table-cell>
          <table:table-cell table:style-name="ce16" office:value-type="string" calcext:value-type="string">
            <text:p><text:span text:style-name="T36">RF(</text:span><text:span text:style-name="T25">SRC</text:span><text:span text:style-name="T36">) → MEM.ADDR;</text:span></text:p>
            <text:p><text:span text:style-name="T36">MEM.RD(fast);</text:span></text:p>
            <text:p><text:span text:style-name="T16">=&gt; 1</text:span></text:p>
          </table:table-cell>
          <table:table-cell table:style-name="ce64" office:value-type="string" calcext:value-type="string">
            <text:p><text:span text:style-name="T17">RF(</text:span><text:span text:style-name="T18">SRC</text:span><text:span text:style-name="T19">) → MEM.ADDR;</text:span></text:p>
            <text:p><text:span text:style-name="T33">RF(</text:span><text:span text:style-name="T34">SRC</text:span><text:span text:style-name="T35">) → MAR;</text:span></text:p>
            <text:p><text:span text:style-name="T12">MEM.RD(fast);</text:span></text:p>
            <text:p><text:span text:style-name="T11">=&gt; 1</text:span></text:p>
          </table:table-cell>
          <table:table-cell table:style-name="ce52" office:value-type="string" calcext:value-type="string">
            <text:p><text:span text:style-name="T17">RF(</text:span><text:span text:style-name="T31">SRC</text:span><text:span text:style-name="T32">) → MEM.ADDR;</text:span></text:p>
            <text:p><text:span text:style-name="T33">RF(</text:span><text:span text:style-name="T34">SRC</text:span><text:span text:style-name="T35">) → MAR;</text:span></text:p>
            <text:p><text:span text:style-name="T12">MEM.RD(fast);</text:span></text:p>
            <text:p><text:span text:style-name="T12">RF(</text:span><text:span text:style-name="T24">SRC</text:span><text:span text:style-name="T37">) + ½ → RF(</text:span><text:span text:style-name="T24">SRC</text:span><text:span text:style-name="T37">)</text:span></text:p>
            <text:p><text:span text:style-name="T11">=&gt; 1</text:span></text:p>
          </table:table-cell>
          <table:table-cell table:style-name="ce16" office:value-type="string" calcext:value-type="string">
            <text:p><text:span text:style-name="T36">RF(</text:span><text:span text:style-name="T25">SRC</text:span><text:span text:style-name="T36">) → MEM.ADDR;</text:span></text:p>
            <text:p><text:span text:style-name="T36">MEM.RD(fast);</text:span></text:p>
            <text:p><text:span text:style-name="T36">RF(</text:span><text:span text:style-name="T25">SRC</text:span><text:span text:style-name="T36">) + ½ → RF(</text:span><text:span text:style-name="T25">SRC</text:span><text:span text:style-name="T36">)</text:span></text:p>
            <text:p><text:span text:style-name="T16">=&gt; 1</text:span></text:p>
          </table:table-cell>
          <table:table-cell table:style-name="ce19" office:value-type="string" calcext:value-type="string">
            <text:p><text:span text:style-name="T17">RF(</text:span><text:span text:style-name="T18">SRC</text:span><text:span text:style-name="T19">) → MEM.ADDR;</text:span></text:p>
            <text:p><text:span text:style-name="T33">RF(</text:span><text:span text:style-name="T34">SRC</text:span><text:span text:style-name="T35">) → MAR;</text:span></text:p>
            <text:p><text:span text:style-name="T12">MEM.RD(fast);</text:span></text:p>
            <text:p><text:span text:style-name="T12">RF(</text:span><text:span text:style-name="T39">SRC</text:span><text:span text:style-name="T40">) + ½ → RF(</text:span><text:span text:style-name="T39">SRC</text:span><text:span text:style-name="T40">)</text:span></text:p>
            <text:p><text:span text:style-name="T11">=&gt; 1</text:span></text:p>
          </table:table-cell>
          <table:table-cell table:style-name="ce4" office:value-type="float" office:value="0" calcext:value-type="float">
            <text:p>0</text:p>
          </table:table-cell>
          <table:table-cell table:style-name="ce43" office:value-type="string" calcext:value-type="string" table:number-columns-spanned="1" table:number-rows-spanned="5">
            <text:p>Get call_target</text:p>
            <text:p>Via mod.</text:p>
            <text:p>Single ALU OP</text:p>
            <text:p>ALU.CMD = MOV;</text:p>
            <text:p>Target in <text:span text:style-name="T8">OpA</text:span></text:p>
            <text:p><text:span text:style-name="T13">If </text:span><text:span text:style-name="T43">check_pushcall</text:span></text:p>
            <text:p><text:span text:style-name="T17">Is true</text:span></text:p>
          </table:table-cell>
          <table:table-cell table:style-name="ce43" office:value-type="string" calcext:value-type="string" table:number-columns-spanned="1" table:number-rows-spanned="5">
            <text:p>Get push_target</text:p>
            <text:p>Via mod.</text:p>
            <text:p>Single ALU OP</text:p>
            <text:p>ALU.CMD = MOV;</text:p>
            <text:p>Target in <text:span text:style-name="T8">OpA</text:span></text:p>
            <text:p><text:span text:style-name="T13">If </text:span><text:span text:style-name="T43">check_pushcall</text:span></text:p>
            <text:p><text:span text:style-name="T17">Is true</text:span></text:p>
          </table:table-cell>
          <table:table-cell/>
          <table:table-cell table:style-name="ce70" office:value-type="string" calcext:value-type="string">
            <text:p><text:span text:style-name="T12">SP → MEM.ADDR;</text:span></text:p>
            <text:p><text:span text:style-name="T12">SP + 2 → SP;</text:span></text:p>
            <text:p><text:span text:style-name="T12">MEM.RD(fast);</text:span></text:p>
            <text:p><text:span text:style-name="T11">=&gt; 1</text:span></text:p>
          </table:table-cell>
          <table:table-cell/>
          <table:table-cell table:style-name="ce34" office:value-type="string" calcext:value-type="string">
            <text:p><text:span text:style-name="T12">SP – 2 → MAR;</text:span></text:p>
            <text:p><text:span text:style-name="T12">SP – 2 → SP;</text:span></text:p>
            <text:p><text:span text:style-name="T11">=&gt; 1</text:span></text:p>
          </table:table-cell>
          <table:table-cell table:number-columns-repeated="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16" office:value-type="string" calcext:value-type="string">
            <text:p>RF(PC) → MAR;</text:p>
            <text:p>MEM.RD;</text:p>
            <text:p>PC+2 → PC;</text:p>
            <text:p><text:span text:style-name="T16">=&gt; 2</text:span></text:p>
          </table:table-cell>
          <table:table-cell table:style-name="ce19" office:value-type="string" calcext:value-type="string">
            <text:p>-</text:p>
          </table:table-cell>
          <table:table-cell table:style-name="ce52" office:value-type="string" calcext:value-type="string">
            <text:p><text:span text:style-name="T13">MDI → OpA;</text:span></text:p>
            <text:p><text:span text:style-name="T20">check_pushcall;</text:span></text:p>
            <text:p><text:span text:style-name="T11">=&gt; 3</text:span></text:p>
          </table:table-cell>
          <table:table-cell table:style-name="ce16" office:value-type="string" calcext:value-type="string">
            <text:p>RF(PC) → MEM.ADDR;</text:p>
            <text:p>MEM.RD(fast);</text:p>
            <text:p>PC+2 → PC;</text:p>
            <text:p><text:span text:style-name="T13">MDI → OpA;</text:span></text:p>
            <text:p><text:span text:style-name="T16">=&gt; 3</text:span></text:p>
          </table:table-cell>
          <table:table-cell table:style-name="ce64" office:value-type="string" calcext:value-type="string">
            <text:p><text:span text:style-name="T13">MDI → OpA;</text:span></text:p>
            <text:p><text:span text:style-name="T20">check_pushcall;</text:span></text:p>
            <text:p><text:span text:style-name="T11">=&gt; 6</text:span></text:p>
          </table:table-cell>
          <table:table-cell table:style-name="ce52" office:value-type="string" calcext:value-type="string">
            <text:p><text:span text:style-name="T13">MDI → OpA;</text:span></text:p>
            <text:p><text:span text:style-name="T20">check_pushcall;</text:span></text:p>
            <text:p><text:span text:style-name="T11">=&gt; 3</text:span></text:p>
          </table:table-cell>
          <table:table-cell table:style-name="ce16" office:value-type="string" calcext:value-type="string">
            <text:p><text:span text:style-name="T36">RF(PC) → MEM.ADDR;</text:span></text:p>
            <text:p>MEM.RD(fast);</text:p>
            <text:p>PC+2 → PC;</text:p>
            <text:p><text:span text:style-name="T38">MDI → OpA;</text:span></text:p>
            <text:p><text:span text:style-name="T16">=&gt; 3</text:span></text:p>
          </table:table-cell>
          <table:table-cell table:style-name="ce19" office:value-type="string" calcext:value-type="string">
            <text:p><text:span text:style-name="T41">MDI → OpA;</text:span></text:p>
            <text:p><text:span text:style-name="T42">check_pushcall;</text:span></text:p>
            <text:p><text:span text:style-name="T16">=&gt; 6</text:span></text:p>
          </table:table-cell>
          <table:table-cell table:style-name="ce4" office:value-type="float" office:value="1" calcext:value-type="float">
            <text:p>1</text:p>
          </table:table-cell>
          <table:covered-table-cell table:style-name="ce43"/>
          <table:covered-table-cell table:style-name="ce54"/>
          <table:table-cell/>
          <table:table-cell table:style-name="ce76" office:value-type="string" calcext:value-type="string">
            <text:p><text:span text:style-name="T12">SP → MEM.ADDR;</text:span></text:p>
            <text:p><text:span text:style-name="T12">SP + 2 → SP;</text:span></text:p>
            <text:p><text:span text:style-name="T12">MEM.RD(fast);</text:span></text:p>
            <text:p><text:span text:style-name="T44">MDI → OpA;</text:span></text:p>
            <text:p><text:span text:style-name="T11">=&gt; 2</text:span></text:p>
          </table:table-cell>
          <table:table-cell/>
          <table:table-cell table:style-name="ce19" office:value-type="string" calcext:value-type="string">
            <text:p><text:span text:style-name="T12">PC → OpA;</text:span></text:p>
            <text:p><text:span text:style-name="T11">=&gt; 2</text:span></text:p>
          </table:table-cell>
          <table:table-cell table:number-columns-repeated="4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52" office:value-type="string" calcext:value-type="string">
            <text:p><text:span text:style-name="T8">RF(</text:span><text:span text:style-name="T24">SRC</text:span><text:span text:style-name="T8">) + MDI → MAR;</text:span></text:p>
            <text:p><text:span text:style-name="T8">MEM.RD;</text:span></text:p>
            <text:p><text:span text:style-name="T11">=&gt; 3</text:span></text:p>
          </table:table-cell>
          <table:table-cell table:style-name="ce16" office:value-type="string" calcext:value-type="string">
            <text:p>RF(<text:span text:style-name="T25">SRC</text:span>) + MDI → MAR;</text:p>
            <text:p>MEM.RD;</text:p>
            <text:p><text:span text:style-name="T16">=&gt; 3</text:span></text:p>
          </table:table-cell>
          <table:table-cell table:style-name="ce19" office:value-type="string" calcext:value-type="string">
            <text:p><text:span text:style-name="T8">RF(</text:span><text:span text:style-name="T9">SRC</text:span><text:span text:style-name="T8">) + MDI → MAR;</text:span></text:p>
            <text:p><text:span text:style-name="T8">MEM.RD;</text:span></text:p>
            <text:p><text:span text:style-name="T11">=&gt; 3</text:span></text:p>
          </table:table-cell>
          <table:table-cell table:style-name="ce20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64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covered-table-cell table:style-name="ce43"/>
          <table:covered-table-cell table:style-name="ce54"/>
          <table:table-cell/>
          <table:table-cell table:style-name="ce76" office:value-type="string" calcext:value-type="string">
            <text:p><text:span text:style-name="T12">MDI → OpA;</text:span></text:p>
            <text:p><text:span text:style-name="T12">ALU(MOV) → SR;</text:span></text:p>
            <text:p><text:span text:style-name="T11">=&gt; 3</text:span></text:p>
          </table:table-cell>
          <table:table-cell/>
          <table:table-cell table:style-name="ce38" office:value-type="string" calcext:value-type="string">
            <text:p><text:span text:style-name="T12">ALU(MOV);</text:span></text:p>
            <text:p><text:span text:style-name="T12">MEM.WR;</text:span></text:p>
            <text:p><text:span text:style-name="T12">SP – 2 → MAR;</text:span></text:p>
            <text:p><text:span text:style-name="T12">SP – 2 → SP;</text:span></text:p>
            <text:p><text:span text:style-name="T11">=&gt; 3</text:span></text:p>
          </table:table-cell>
          <table:table-cell table:number-columns-repeated="4"/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76" office:value-type="string" calcext:value-type="string">
            <text:p><text:span text:style-name="T8">RF(DST) → OpB;</text:span></text:p>
            <text:p><text:span text:style-name="T11">=&gt; 6</text:span></text:p>
          </table:table-cell>
          <table:table-cell table:style-name="ce14" office:value-type="string" calcext:value-type="string">
            <text:p><text:span text:style-name="T12">RF(DST) + MDI → MAR;</text:span></text:p>
            <text:p><text:span text:style-name="T8">MEM.RD;</text:span></text:p>
            <text:p><text:span text:style-name="T11">=&gt; 4</text:span></text:p>
          </table:table-cell>
          <table:table-cell table:style-name="ce19" office:value-type="string" calcext:value-type="string">
            <text:p>-</text:p>
          </table:table-cell>
          <table:table-cell table:style-name="ce52" office:value-type="string" calcext:value-type="string">
            <text:p>RF(DST) → OpB;</text:p>
            <text:p><text:span text:style-name="T16">=&gt; 4</text:span></text:p>
          </table:table-cell>
          <table:table-cell table:style-name="ce16" office:value-type="string" calcext:value-type="string">
            <text:p>RF(DST) + MDI → MAR;</text:p>
            <text:p>MEM.RD;</text:p>
            <text:p><text:span text:style-name="T16">=&gt; 4</text:span></text:p>
          </table:table-cell>
          <table:table-cell table:style-name="ce19" office:value-type="string" calcext:value-type="string">
            <text:p><text:span text:style-name="T29">NOP</text:span></text:p>
            <text:p><text:span text:style-name="T17">(</text:span><text:span text:style-name="T30">RF(DST) → OpB</text:span><text:span text:style-name="T29">);</text:span></text:p>
            <text:p><text:span text:style-name="T11">=&gt; 4</text:span></text:p>
          </table:table-cell>
          <table:table-cell table:style-name="ce52" office:value-type="string" calcext:value-type="string">
            <text:p>RF(DST) → OpB;</text:p>
            <text:p><text:span text:style-name="T16">=&gt; 6</text:span></text:p>
          </table:table-cell>
          <table:table-cell table:style-name="ce14" office:value-type="string" calcext:value-type="string">
            <text:p><text:span text:style-name="T8">RF(DST) + MDI → MAR;</text:span></text:p>
            <text:p><text:span text:style-name="T8">MEM.RD;</text:span></text:p>
            <text:p><text:span text:style-name="T11">=&gt; 4</text:span></text:p>
          </table:table-cell>
          <table:table-cell table:style-name="ce19" office:value-type="string" calcext:value-type="string">
            <text:p>-</text:p>
          </table:table-cell>
          <table:table-cell table:style-name="ce52" office:value-type="string" calcext:value-type="string">
            <text:p>RF(DST) → OpB;</text:p>
            <text:p><text:span text:style-name="T16">=&gt; 6</text:span></text:p>
          </table:table-cell>
          <table:table-cell table:style-name="ce16" office:value-type="string" calcext:value-type="string">
            <text:p><text:span text:style-name="T8">RF(DST) + MDI → MAR;</text:span></text:p>
            <text:p><text:span text:style-name="T8">MEM.RD;</text:span></text:p>
            <text:p><text:span text:style-name="T11">=&gt; 4</text:span></text:p>
          </table:table-cell>
          <table:table-cell table:style-name="ce19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covered-table-cell table:style-name="ce43"/>
          <table:covered-table-cell table:style-name="ce54"/>
          <table:table-cell/>
          <table:table-cell table:style-name="ce77" office:value-type="string" calcext:value-type="string">
            <text:p><text:span text:style-name="T8">ALU</text:span><text:span text:style-name="T37">(MOV)</text:span><text:span text:style-name="T8"> → PC;</text:span></text:p>
            <text:p><text:span text:style-name="T11">=&gt; Done</text:span></text:p>
          </table:table-cell>
          <table:table-cell/>
          <table:table-cell table:style-name="ce19" office:value-type="string" calcext:value-type="string">
            <text:p><text:span text:style-name="T12">SR → OpA;</text:span></text:p>
            <text:p><text:span text:style-name="T12">CLEAR_GIE;</text:span></text:p>
            <text:p><text:span text:style-name="T12">IRQ_VEC → MEM.ADDR;</text:span></text:p>
            <text:p><text:span text:style-name="T12">MEM.RD(fast);</text:span></text:p>
            <text:p><text:span text:style-name="T11">=&gt; 4</text:span></text:p>
          </table:table-cell>
          <table:table-cell table:number-columns-repeated="4"/>
        </table:table-row>
        <table:table-row table:style-name="ro7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string" calcext:value-type="string">
            <text:p><text:span text:style-name="T13">RF(SRC) → OpA;</text:span></text:p>
            <text:p><text:span text:style-name="T11">=&gt; 5</text:span></text:p>
            <text:p><text:span text:style-name="T14">if MOV</text:span><text:span text:style-name="T15"> =&gt; 6</text:span></text:p>
          </table:table-cell>
          <table:table-cell table:style-name="ce19" office:value-type="string" calcext:value-type="string">
            <text:p>-</text:p>
          </table:table-cell>
          <table:table-cell table:style-name="ce43" office:value-type="string" calcext:value-type="string">
            <text:p><text:span text:style-name="T13">MDI → OpA;</text:span></text:p>
            <text:p><text:span text:style-name="T20">check_pushcall;</text:span></text:p>
            <text:p><text:span text:style-name="T11">=&gt; 6</text:span></text:p>
          </table:table-cell>
          <table:table-cell table:style-name="ce14" office:value-type="string" calcext:value-type="string">
            <text:p><text:span text:style-name="T13">MDI → OpA;</text:span></text:p>
            <text:p><text:span text:style-name="T26">=&gt; 5</text:span></text:p>
            <text:p><text:span text:style-name="T27">if MOV</text:span><text:span text:style-name="T28"> =&gt; 6</text:span></text:p>
          </table:table-cell>
          <table:table-cell table:style-name="ce19" office:value-type="string" calcext:value-type="string">
            <text:p><text:span text:style-name="T13">MDI → OpA;</text:span></text:p>
            <text:p><text:span text:style-name="T20">check_pushcall;</text:span></text:p>
            <text:p><text:span text:style-name="T11">=&gt; 6</text:span></text:p>
          </table:table-cell>
          <table:table-cell table:style-name="ce20" office:value-type="string" calcext:value-type="string">
            <text:p>-</text:p>
          </table:table-cell>
          <table:table-cell table:style-name="ce14" office:value-type="string" calcext:value-type="string">
            <text:p><text:span text:style-name="T8">NOP;</text:span></text:p>
            <text:p><text:span text:style-name="T26">=&gt; 5</text:span></text:p>
            <text:p><text:span text:style-name="T27">if MOV</text:span><text:span text:style-name="T28"> =&gt; 6</text:span></text:p>
          </table:table-cell>
          <table:table-cell table:style-name="ce19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string" calcext:value-type="string">
            <text:p><text:span text:style-name="T8">NOP;</text:span></text:p>
            <text:p><text:span text:style-name="T26">=&gt; 5</text:span></text:p>
            <text:p><text:span text:style-name="T27">if MOV</text:span><text:span text:style-name="T28"> =&gt; 6</text:span></text:p>
          </table:table-cell>
          <table:table-cell table:style-name="ce19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covered-table-cell table:style-name="ce43"/>
          <table:covered-table-cell table:style-name="ce54"/>
          <table:table-cell table:number-columns-repeated="3"/>
          <table:table-cell table:style-name="ce19" office:value-type="string" calcext:value-type="string">
            <text:p><text:span text:style-name="T12">ALU(MOV);</text:span></text:p>
            <text:p><text:span text:style-name="T12">MEM.WR;</text:span></text:p>
            <text:p><text:span text:style-name="T12">CLEAR_SLEEP;</text:span></text:p>
            <text:p><text:span text:style-name="T12">MDI → OpA;</text:span></text:p>
            <text:p><text:span text:style-name="T11">=&gt; 5</text:span></text:p>
          </table:table-cell>
          <table:table-cell table:number-columns-repeated="4"/>
        </table:table-row>
        <table:table-row table:style-name="ro8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<text:span text:style-name="T13">MDI → OpB;</text:span></text:p>
            <text:p><text:span text:style-name="T11">=&gt; 6</text:span></text:p>
          </table:table-cell>
          <table:table-cell table:style-name="ce19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2" office:value-type="string" calcext:value-type="string">
            <text:p>MDI → <text:span text:style-name="T8">OpB;</text:span></text:p>
            <text:p><text:span text:style-name="T16">=&gt; 6</text:span></text:p>
          </table:table-cell>
          <table:table-cell table:style-name="ce19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2" office:value-type="string" calcext:value-type="string">
            <text:p><text:span text:style-name="T8">MDI → OpB;</text:span></text:p>
            <text:p><text:span text:style-name="T11">=&gt; 6</text:span></text:p>
          </table:table-cell>
          <table:table-cell table:style-name="ce19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2" office:value-type="string" calcext:value-type="string">
            <text:p><text:span text:style-name="T8">MDI → OpB;</text:span></text:p>
            <text:p><text:span text:style-name="T11">=&gt; 6</text:span></text:p>
          </table:table-cell>
          <table:table-cell table:style-name="ce19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52" office:value-type="string" calcext:value-type="string">
            <text:p><text:span text:style-name="T12">SP – 2 → MAR;</text:span></text:p>
            <text:p><text:span text:style-name="T12">SP – 2 → SP;</text:span></text:p>
            <text:p><text:span text:style-name="T11">=&gt; 6</text:span></text:p>
          </table:table-cell>
          <table:table-cell table:style-name="ce70" office:value-type="string" calcext:value-type="string">
            <text:p><text:span text:style-name="T12">SP – 2 → MAR;</text:span></text:p>
            <text:p><text:span text:style-name="T12">SP – 2 → SP;</text:span></text:p>
            <text:p><text:span text:style-name="T11">=&gt; 7</text:span></text:p>
          </table:table-cell>
          <table:table-cell table:number-columns-repeated="3"/>
          <table:table-cell table:style-name="ce35" office:value-type="string" calcext:value-type="string">
            <text:p><text:span text:style-name="T8">ALU</text:span><text:span text:style-name="T37">(MOV)</text:span><text:span text:style-name="T8"> → PC;</text:span></text:p>
            <text:p><text:span text:style-name="T11">=&gt; Done</text:span></text:p>
          </table:table-cell>
          <table:table-cell table:number-columns-repeated="4"/>
        </table:table-row>
        <table:table-row table:style-name="ro9"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<text:span text:style-name="T8">ALU → RF(DST);</text:span></text:p>
            <text:p><text:span text:style-name="T11">=&gt; Done</text:span></text:p>
          </table:table-cell>
          <table:table-cell table:style-name="ce14" office:value-type="string" calcext:value-type="string">
            <text:p><text:span text:style-name="T12">ALU → MDO;</text:span></text:p>
            <text:p>MEM.WR;</text:p>
            <text:p><text:span text:style-name="T16">=&gt; Done</text:span></text:p>
          </table:table-cell>
          <table:table-cell table:style-name="ce19" office:value-type="string" calcext:value-type="string">
            <text:p><text:span text:style-name="T13">ALU → MDO;</text:span></text:p>
            <text:p><text:span text:style-name="T13">ALU → RF(DST);</text:span></text:p>
            <text:p><text:span text:style-name="T13">[MEM.WR]</text:span></text:p>
            <text:p><text:span text:style-name="T11">=&gt; Done</text:span></text:p>
          </table:table-cell>
          <table:table-cell table:style-name="ce20" office:value-type="string" calcext:value-type="string">
            <text:p><text:span text:style-name="T8">ALU → RF(DST);</text:span></text:p>
            <text:p><text:span text:style-name="T11">=&gt; Done</text:span></text:p>
          </table:table-cell>
          <table:table-cell table:style-name="ce14" office:value-type="string" calcext:value-type="string">
            <text:p>ALU → MDO;</text:p>
            <text:p>MEM.WR;</text:p>
            <text:p><text:span text:style-name="T16">=&gt; Done</text:span></text:p>
          </table:table-cell>
          <table:table-cell table:style-name="ce19" office:value-type="string" calcext:value-type="string">
            <text:p><text:span text:style-name="T13">ALU → MDO;</text:span></text:p>
            <text:p><text:span text:style-name="T13">ALU → RF(DST);</text:span></text:p>
            <text:p><text:span text:style-name="T13">[MEM.WR]</text:span></text:p>
            <text:p><text:span text:style-name="T11">=&gt; Done</text:span></text:p>
          </table:table-cell>
          <table:table-cell table:style-name="ce20" office:value-type="string" calcext:value-type="string">
            <text:p><text:span text:style-name="T8">ALU → RF(DST);</text:span></text:p>
            <text:p><text:span text:style-name="T11">=&gt; Done</text:span></text:p>
          </table:table-cell>
          <table:table-cell table:style-name="ce14" office:value-type="string" calcext:value-type="string">
            <text:p><text:span text:style-name="T8">ALU → MDO;</text:span></text:p>
            <text:p><text:span text:style-name="T8">MEM.WR;</text:span></text:p>
            <text:p><text:span text:style-name="T11">=&gt; Done</text:span></text:p>
          </table:table-cell>
          <table:table-cell table:style-name="ce19" office:value-type="string" calcext:value-type="string">
            <text:p><text:span text:style-name="T13">ALU → MDO;</text:span></text:p>
            <text:p><text:span text:style-name="T13">ALU → RF(DST);</text:span></text:p>
            <text:p><text:span text:style-name="T13">[MEM.WR]</text:span></text:p>
            <text:p><text:span text:style-name="T11">=&gt; Done</text:span></text:p>
          </table:table-cell>
          <table:table-cell table:style-name="ce20" office:value-type="string" calcext:value-type="string">
            <text:p><text:span text:style-name="T8">ALU → RF(DST);</text:span></text:p>
            <text:p><text:span text:style-name="T11">=&gt; Done</text:span></text:p>
          </table:table-cell>
          <table:table-cell table:style-name="ce16" office:value-type="string" calcext:value-type="string">
            <text:p><text:span text:style-name="T8">ALU → MDO;</text:span></text:p>
            <text:p><text:span text:style-name="T8">MEM.WR;</text:span></text:p>
            <text:p><text:span text:style-name="T11">=&gt; Done</text:span></text:p>
          </table:table-cell>
          <table:table-cell table:style-name="ce19" office:value-type="string" calcext:value-type="string">
            <text:p><text:span text:style-name="T13">ALU → MDO;</text:span></text:p>
            <text:p><text:span text:style-name="T13">ALU → RF(DST);</text:span></text:p>
            <text:p><text:span text:style-name="T13">[MEM.WR]</text:span></text:p>
            <text:p><text:span text:style-name="T11">=&gt; Done</text:span></text:p>
          </table:table-cell>
          <table:table-cell table:style-name="ce4" office:value-type="float" office:value="6" calcext:value-type="float">
            <text:p>6</text:p>
          </table:table-cell>
          <table:table-cell table:style-name="ce52" office:value-type="string" calcext:value-type="string">
            <text:p><text:span text:style-name="T8">PC → OpA;</text:span></text:p>
            <text:p><text:span text:style-name="T8">ALU → PC;</text:span></text:p>
            <text:p><text:span text:style-name="T11">=&gt; 7</text:span></text:p>
          </table:table-cell>
          <table:table-cell table:style-name="ce32" office:value-type="string" calcext:value-type="string">
            <text:p>-</text:p>
          </table:table-cell>
          <table:table-cell table:number-columns-repeated="8"/>
        </table:table-row>
        <table:table-row table:style-name="ro10">
          <table:table-cell table:style-name="ce25" office:value-type="string" calcext:value-type="string" table:number-columns-spanned="4" table:number-rows-spanned="1">
            <text:p><text:span text:style-name="T1">The NEO</text:span><text:span text:style-name="T2">430</text:span><text:span text:style-name="T1"> Processor</text:span></text:p>
            <text:p><text:span text:style-name="T3"><text:a xlink:href="https://github.com/stnolting/neo430" xlink:type="simple">https://github.com/stnolting/neo430</text:a></text:span></text:p>
          </table:table-cell>
          <table:covered-table-cell table:number-columns-repeated="3" table:style-name="Default"/>
          <table:table-cell table:style-name="ce25" office:value-type="string" calcext:value-type="string" table:number-columns-spanned="3" table:number-rows-spanned="1">
            <text:p>- Each instruction requires 3 additional cycles for instruction fetch</text:p>
            <text:p>- "am" represents the addressing mode generated by the DECODE state</text:p>
            <text:p>- MOV operation does not require OpB</text:p>
            <text:p>- MDI/MDO = memory data in/out</text:p>
          </table:table-cell>
          <table:covered-table-cell table:number-columns-repeated="2" table:style-name="Default"/>
          <table:table-cell table:style-name="Default" table:number-columns-repeated="6"/>
          <table:table-cell table:style-name="ce4" office:value-type="float" office:value="7" calcext:value-type="float">
            <text:p>7</text:p>
          </table:table-cell>
          <table:table-cell table:style-name="ce68" office:value-type="string" calcext:value-type="string">
            <text:p><text:span text:style-name="T8">ALU → MDO;</text:span></text:p>
            <text:p><text:span text:style-name="T8">MEM.WR;</text:span></text:p>
            <text:p><text:span text:style-name="T11">=&gt; Done</text:span></text:p>
          </table:table-cell>
          <table:table-cell table:style-name="ce75" office:value-type="string" calcext:value-type="string">
            <text:p><text:span text:style-name="T8">ALU → MDO;</text:span></text:p>
            <text:p><text:span text:style-name="T8">MEM.WR;</text:span></text:p>
            <text:p><text:span text:style-name="T11">=&gt; Done</text:span></text:p>
          </table:table-cell>
          <table:table-cell table:number-columns-repeated="8"/>
        </table:table-row>
        <table:table-row table:style-name="ro11">
          <table:table-cell table:style-name="Default" table:number-columns-repeated="16"/>
          <table:table-cell table:number-columns-repeated="8"/>
        </table:table-row>
        <table:table-row table:style-name="ro12">
          <table:table-cell table:style-name="Default" table:number-columns-repeated="16"/>
          <table:table-cell table:number-columns-repeated="8"/>
        </table:table-row>
        <table:table-row table:style-name="ro13">
          <table:table-cell table:number-columns-repeated="13"/>
          <table:table-cell table:style-name="Default" table:number-columns-repeated="3"/>
          <table:table-cell table:number-columns-repeated="8"/>
        </table:table-row>
        <table:table-row table:style-name="ro14" table:number-rows-repeated="3">
          <table:table-cell table:number-columns-repeated="13"/>
          <table:table-cell table:style-name="Default" table:number-columns-repeated="3"/>
          <table:table-cell table:number-columns-repeated="8"/>
        </table:table-row>
        <table:table-row table:style-name="ro14" table:number-rows-repeated="2">
          <table:table-cell table:number-columns-repeated="13"/>
          <table:table-cell table:style-name="Default" table:number-columns-repeated="2"/>
          <table:table-cell table:number-columns-repeated="9"/>
        </table:table-row>
        <table:table-row table:style-name="ro14" table:number-rows-repeated="9">
          <table:table-cell table:number-columns-repeated="24"/>
        </table:table-row>
        <table:table-row table:style-name="ro14" table:number-rows-repeated="2">
          <table:table-cell table:style-name="ce6" table:number-columns-repeated="13"/>
          <table:table-cell table:number-columns-repeated="11"/>
        </table:table-row>
        <table:table-row table:style-name="ro14">
          <table:table-cell table:style-name="Default" table:number-columns-repeated="13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zxx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.00.0000</text:date>, <text:time style:data-style-name="N2" text:time-value="14:58:02.40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tephan Nolting</meta:initial-creator>
    <meta:creation-date>2015-06-26T23:49:08.33</meta:creation-date>
    <dc:date>2020-03-28T19:03:22.498000000</dc:date>
    <meta:editing-duration>P1DT22H49M35S</meta:editing-duration>
    <meta:editing-cycles>165</meta:editing-cycles>
    <meta:generator>LibreOffice/6.4.2.2$Windows_X86_64 LibreOffice_project/4e471d8c02c9c90f512f7f9ead8875b57fcb1ec3</meta:generator>
    <meta:document-statistic meta:table-count="1" meta:cell-count="149" meta:object-count="0"/>
  </office:meta>
</office:document-meta>
</file>